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ff9d" officeooo:paragraph-rsid="0013ff9d"/>
    </style:style>
    <style:style style:name="P2" style:family="paragraph" style:parent-style-name="Standard">
      <style:text-properties fo:font-weight="bold" officeooo:rsid="0013ff9d" officeooo:paragraph-rsid="0013ff9d" style:font-weight-asian="bold" style:font-weight-complex="bold"/>
    </style:style>
    <style:style style:name="P3" style:family="paragraph" style:parent-style-name="Standard">
      <style:text-properties fo:font-size="10pt" officeooo:rsid="0013ff9d" officeooo:paragraph-rsid="0013ff9d"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k rozumět Hamletovi?</text:p>
      <text:p text:style-name="P2">(Teorie humanitních věd 2, 27. 2. 2023)</text:p>
      <text:p text:style-name="P2"/>
      <text:p text:style-name="P1">Budeme se vypořádávat s otázkou, jak porozumět nějakému literárnímu dílu:</text:p>
      <text:p text:style-name="P1">- bez nároku na úplnost</text:p>
      <text:p text:style-name="P1">- bez ambice na to, abychom pojem rozumění nebo interpretace vymezili a fixovali,</text:p>
      <text:p text:style-name="P1"><text:s text:c="4"/>- třeba v nějakém hermeneutickém smyslu</text:p>
      <text:p text:style-name="P1"/>
      <text:p text:style-name="P1">Spíš si představíme několik různorodých pohledů</text:p>
      <text:p text:style-name="P1"/>
      <text:p text:style-name="P1">Odrazíme se od příběhu, který jsme začali už minule</text:p>
      <text:p text:style-name="P1"><text:s text:c="2"/>a to Shakespeara a jeho nejslavnějšího díla, Hamleta</text:p>
      <text:p text:style-name="P1"/>
      <text:p text:style-name="P1">Budeme kroužit kolem nechvalně proslulé otázky: Co tím chtěl básník říci?</text:p>
      <text:p text:style-name="P1">(v Shakespearově případě dramatický básník)</text:p>
      <text:p text:style-name="P1">- A potom tu otázku zavrhneme,</text:p>
      <text:p text:style-name="P1">- což je jeden z nejlepších intelektuálních triků.</text:p>
      <text:p text:style-name="P1"/>
      <text:p text:style-name="P2">Četba Morettiho (1/3)</text:p>
      <text:p text:style-name="P3">- Franco Moretti: Network theory, plot analysis (2011)</text:p>
      <text:p text:style-name="P3"/>
      <text:p text:style-name="P1">Netradiční analýza Hamleta skrz vztahy postav</text:p>
      <text:p text:style-name="P1"/>
      <text:p text:style-name="P1">Připomenutí vlastností Hamleta</text:p>
      <text:p text:style-name="P1">- nejdelší Shakespearova hra</text:p>
      <text:p text:style-name="P1">- obyčejně se hraje 4 až 5 hodin</text:p>
      <text:p text:style-name="P1">- extrémní slovní zásoba</text:p>
      <text:p text:style-name="P1">- 170 novotvarů nebo slovních spojení, která si Shakespeare vymyslel</text:p>
      <text:p text:style-name="P1">- monology, které nikdo předtím a ani potom podobným způsobem nenapsal</text:p>
      <text:p text:style-name="P1">- lidé si lámou hlavu s hendiadys (jednen význam vyjádřený dvěma způsoby)</text:p>
      <text:p text:style-name="P1"/>
      <text:p text:style-name="P1">... A pak přijde Moretti a udělá z toho ... síť.</text:p>
      <text:p text:style-name="P1"/>
      <text:p text:style-name="P1"><text:span text:style-name="T2">Četba Morettiho (2/3)</text:span></text:p>
      <text:p text:style-name="P3">- vrcholy (postavy) a hrany (rozhovor)</text:p>
      <text:p text:style-name="P3"><text:s text:c="2"/>- vidět Hamleta "najednou"</text:p>
      <text:p text:style-name="P3">- oblast smrti</text:p>
      <text:p text:style-name="P3">- Horacio: dvůr vs. stát</text:p>
      <text:p text:style-name="P3">- Sen v červeném domě</text:p>
      <text:p text:style-name="P3"/>
      <text:p text:style-name="P1">zpátky k literatuře</text:p>
      <text:p text:style-name="P1"/>
      <text:p text:style-name="P1">Moretti převádí složitého Hamleta na jednoduchou síť</text:p>
      <text:p text:style-name="P1">- vrcholy (postavy) a hrany (rozhovor)</text:p>
      <text:p text:style-name="P1"/>
      <text:p text:style-name="P1">Co umožňuje analýza pomocí sítí?</text:p>
      <text:p text:style-name="P1">- zrušit čas</text:p>
      <text:p text:style-name="P1">- vidět hru najednou (synchronní vs. diachronní pohled)</text:p>
      <text:p text:style-name="P1">- vytváří model hry, který odstraňuje většinu aspektů</text:p>
      <text:p text:style-name="P1">- vizualizuje některé strukturální vztahy mezi postavami</text:p>
      <text:p text:style-name="P1"><text:soft-page-break/></text:p>
      <text:p text:style-name="P1">Oblast smrti</text:p>
      <text:p text:style-name="P1"/>
      <text:p text:style-name="P1">Horacio: dvůr vs. stát</text:p>
      <text:p text:style-name="P1">- jaká je úloha Horácia</text:p>
      <text:p text:style-name="P1">- propojenost oblastí</text:p>
      <text:p text:style-name="P1"/>
      <text:p text:style-name="P2">Hamlet bez Hamleta</text:p>
      <text:p text:style-name="P3">- Rosencrantz a Guildenstern jsou mrtvi (Tom Stoppard)</text:p>
      <text:p text:style-name="P3">- The Fifteen Minute Hamlet (Tom Stoppard)</text:p>
      <text:p text:style-name="P3">- Hamletmaschine (Heiner Müller)</text:p>
      <text:p text:style-name="P3">- Kauza Schwejk (režie Dušan D. Pařízek)</text:p>
      <text:p text:style-name="P3"/>
      <text:p text:style-name="P1">- Rosencrantz a Guildenstern jsou mrtvi (Tom Stoppard, 1966)</text:p>
      <text:p text:style-name="P1"><text:s text:c="2"/>- dva přátelé z Hamletova dětství, které ke dvoru pozval Klaudius, aby rozptýlili prince a aby zjistili, proč se tak divně chová</text:p>
      <text:p text:style-name="P1"><text:s text:c="2"/>- poté, co Hamlet zavraždí Polonia, Klaudius je s Hamletem vyšle do Anglie</text:p>
      <text:p text:style-name="P1"><text:s text:c="2"/>- dává jim dopis, dle kterého má král Hamleta nechat zabít</text:p>
      <text:p text:style-name="P1"><text:s text:c="2"/>- Hamlet si cestou dopis přečte a přepíše instrukci na smrt těch dvou</text:p>
      <text:p text:style-name="P1"><text:s text:c="2"/>- sám se po napadení lodi piráty vrací zpátky do Dánska</text:p>
      <text:p text:style-name="P1"/>
      <text:p text:style-name="P1">- Kauza Schwejk (režie Dušan D. Pařízek)</text:p>
      <text:p text:style-name="P1"><text:s text:c="2"/>- <text:s/>soudní proces nad dezertérem Švejkem, ve kterém se Švejk nevyskytuje</text:p>
      <text:p text:style-name="P1"/>
      <text:p text:style-name="P2">Četba Morettiho (3/3)</text:p>
      <text:p text:style-name="P3">- teorie sítí</text:p>
      <text:p text:style-name="P3">- šest stupňů odloučení, malý svět</text:p>
      <text:p text:style-name="P3"><text:s text:c="2"/>- Guglielmo Marconi (bezdrátový telegraf)</text:p>
      <text:p text:style-name="P3"><text:s text:c="2"/>- Frigyes Karinthy: povídka Řetěz (1926)</text:p>
      <text:p text:style-name="P3"><text:s text:c="2"/>- korespondenční experiment Stanleyho Milgrama (1967)</text:p>
      <text:p text:style-name="P3"/>
      <text:p text:style-name="P1">Guglielmo Marconi</text:p>
      <text:p text:style-name="P1">- vynálezce bezdrátový telegrafu (nebyly potřeba kabely)</text:p>
      <text:p text:style-name="P1">- jeho nobelovskou řeč, ve které mluvil o malém světě, možná slyšel Karinthy</text:p>
      <text:p text:style-name="P1"/>
      <text:p text:style-name="P1">Řetěz (1929)</text:p>
      <text:p text:style-name="P1">- Frigyes Karinthy byl maďarský autor scifi</text:p>
      <text:p text:style-name="P1">- v povídce Řetěz se představuje myšlenka malého světa, tj. světa, který se zmenšuje vlivem technologií</text:p>
      <text:p text:style-name="P1">- v Karinthyově době to byl telefon a telegram</text:p>
      <text:p text:style-name="P1">- skupina přichází z myšlenkovým experimentem: pokud si vybereme náhodně nějakého obyvatele Země,</text:p>
      <text:p text:style-name="P1">bude nás od této osoby dělit pouze pět další osob, které se postupně nazvájem osobně znají nebo se alespoň setkali.</text:p>
      <text:p text:style-name="P1">- Tohle je známo jako "Šest stupňů odloučení" (Six degrees of separation)</text:p>
      <text:p text:style-name="P1"/>
      <text:p text:style-name="P2">Experiment Stanleyho Milgrama (1967)</text:p>
      <text:p text:style-name="P1">Počátek: Omaha (Nebraska) a Wichita (Kansas)</text:p>
      <text:p text:style-name="P1">Cíl dopisu: Boston (Massachusetts)</text:p>
      <text:p text:style-name="P1">- Náhodně zvoleným osobám byl zaslán poštou dopis, ve kterém byl popis experimentu,</text:p>
      <text:p text:style-name="P1"><text:soft-page-break/>včetně jména osoby, ke které se má dopis dostat</text:p>
      <text:p text:style-name="P1">- Účastníci byli vyzváni, aby dopis tomuto člověku poslali, pokud se s ním osobně znají (first-name basis, oslovují se křestním jménem).</text:p>
      <text:p text:style-name="P1">- pokud ne, byli vyzváni, aby poslali nejpravděpodobnějšími známému, který bude v experimentu pokračovat</text:p>
      <text:p text:style-name="P1">- V obou případech také měli doplnit své jméno a adresu do seznamu.</text:p>
      <text:p text:style-name="P1"/>
      <text:p text:style-name="P1">výsledky:</text:p>
      <text:p text:style-name="P1">- pro dopisy, které se dostaly do cíle, bylo v průměru 5.5 - 6 mezičlánků.</text:p>
      <text:p text:style-name="P1">- dopisy se velmi často po cestě ztrácely</text:p>
      <text:p text:style-name="P1">- odtud kritika výsledků:</text:p>
      <text:p text:style-name="P1"><text:s text:c="2"/>- měření nezohledňuje případy, kdy se dopis nepodařilo doručit, reálný průměr bude vyšší (survivorship bias)</text:p>
      <text:p text:style-name="P1"><text:s text:c="2"/>- měření nezohledňuje neoptimální výběr mezičlánků, lidé nemohou vědět, kdo koho zná, reálný průměr bude nižší</text:p>
      <text:p text:style-name="P1"/>
      <text:p text:style-name="P1">vlastnosti sítí jsou neintuitivní</text:p>
      <text:p text:style-name="P1">- síla sociálních sítí byla překvapením</text:p>
      <text:p text:style-name="P1">- vznik názorových bublin je nejspíš svázaný s tím, jak snadno se tvoří hustě propojené clustery</text:p>
      <text:p text:style-name="P1">- prediktivní model při posledních prezidentských volbách byl neuvěřitelně přesný</text:p>
      <text:p text:style-name="P1"/>
      <text:p text:style-name="P2">Četba Barthese</text:p>
      <text:p text:style-name="P3"><text:s text:c="2"/>* autor ~ prorok, boží služebník, řemeslník, génius</text:p>
      <text:p text:style-name="P3"><text:s text:c="2"/>* Roland Barthes: Smrt autora (1967)</text:p>
      <text:p text:style-name="P3"><text:s text:c="6"/>* *"Byla to žena s chvílemi náhlého strachu, bezdůvodných rozmarů, pudových zmatků, bezdůvodné smělosti, vzdorovitosti a líbezné citové jemnosti."* (H. de Balzac, Sarrasine)</text:p>
      <text:p text:style-name="P3"><text:s text:c="6"/>- hlas autora vs. řeč textu</text:p>
      <text:p text:style-name="P3"><text:s text:c="6"/>- dešifrování vs. rozmotávání</text:p>
      <text:p text:style-name="P3"><text:s text:c="6"/>* čtenář</text:p>
      <text:p text:style-name="P3"/>
      <text:p text:style-name="P1">- vývoj postavení autora:</text:p>
      <text:p text:style-name="P1"><text:s text:c="2"/>- starověk: umělci jsou proroci, zvěstovatelé boží vůle</text:p>
      <text:p text:style-name="P1"><text:s text:c="2"/>- středověk: umělci jsou Boží služebníci, kteří se snaží imitovat svého mistra</text:p>
      <text:p text:style-name="P1"><text:s text:c="2"/>- renesance: řemeslníci, kteří si mohou začít uvědomovat svou individualitu, případně volit svůj styl</text:p>
      <text:p text:style-name="P1"><text:s text:c="2"/>- romantismus</text:p>
      <text:p text:style-name="P1"><text:s text:c="4"/>- od konce 18. století se stává ústředním postavou autor</text:p>
      <text:p text:style-name="P1"><text:s text:c="4"/>- dílo je neodlučitelně svázáno s autorem</text:p>
      <text:p text:style-name="P1"><text:s text:c="4"/>- autor čerpá z hloubi své originality, dramatického vnitřního života</text:p>
      <text:p text:style-name="P1"><text:s text:c="4"/>- řemeslnost není tak podstatná, dílo může promlouvat i skrz nedokončené fragmenty nebo skicy</text:p>
      <text:p text:style-name="P1"/>
      <text:p text:style-name="P1">- Barthesova smrt autora</text:p>
      <text:p text:style-name="P1"><text:s text:c="2"/>- citace z díla Balzaka</text:p>
      <text:p text:style-name="P1"><text:s text:c="4"/>- Otázka: Kdo mluví ve vyprávění v třetí osobě? Hrdina novely? Balzak osobně se svou životní zkušeností? Implikovaný autor - Balzak - který se snaží zprostředkovat nějakou myšlenku?</text:p>
      <text:p text:style-name="P1"><text:s text:c="4"/>- Odpověď: nelze rozhodnout, protože to nelze určit.</text:p>
      <text:p text:style-name="P1"/>
      <text:p text:style-name="P1"><text:s text:c="2"/>- smrt autora</text:p>
      <text:p text:style-name="P1"><text:s text:c="4"/>- psaní je destrukce hlasu i počátku, hlas ztrácí svůj původ (vazbu na autora), autor vstupuje do své smrti</text:p>
      <text:p text:style-name="P1"><text:s text:c="4"/>- co zůstane? text, ono "černobílé"</text:p>
      <text:p text:style-name="P1"><text:soft-page-break/><text:s text:c="4"/>- v textu mluví řeč, ne autor</text:p>
      <text:p text:style-name="P1"><text:s text:c="4"/>- řeč zná subjekt, ne osobu</text:p>
      <text:p text:style-name="P1"><text:s text:c="4"/>- Psaní už nemůže označovat operaci zaznamenání, konstatování a reprezentaci, ale stává se performativem, tedy slovesnou formou, ve kterém je jediným obsahem výpovědi akt, kterým se sama pronáší.</text:p>
      <text:p text:style-name="P1"><text:s text:c="4"/>- Řeč dává vzniknout textu. Text je prostor mnoha dimenzí.</text:p>
      <text:p text:style-name="P1"/>
      <text:p text:style-name="P1"><text:s text:c="2"/>- Proč to Barthes zdůrazňuje:</text:p>
      <text:p text:style-name="P1"><text:s text:c="4"/>- Neexistuje jeden smysl textu, který by se měl dekódovat, rozšifrovat.</text:p>
      <text:p text:style-name="P1"><text:s text:c="4"/>- Kód aktivuje každý jednotlivý čtenář</text:p>
      <text:p text:style-name="P1"><text:s text:c="6"/>- "[Č]tenář se tak stává autorem textu a čtení je vlastně jeho vytváření. Právě čtenář je syntézou svých předchozích zkušeností, textů, které četl dříve. Čtenář je místem, kde se shromažďují psaní různých kultur, vzájemně vstupují do dialogu, parodie i rozepře. Do něj se zapisují všechny citace, z nichž je text vytvořen, stává se tak tím, kdo drží pohromadě všechny stopy, z nichž je psaný text vytvořen."</text:p>
      <text:p text:style-name="P1"><text:s text:c="4"/>- Interpretace skrz autora uzavírá jiné režimy čtení.</text:p>
      <text:p text:style-name="P1"><text:s text:c="4"/>- Tedy nemá smysl se zabývat tím, co chtěl v textu autor říci.</text:p>
      <text:p text:style-name="P1"/>
      <text:p text:style-name="P2">Zrod Autora: Shakespeare jako Hamlet</text:p>
      <text:p text:style-name="P3">- Shakespeare Documented</text:p>
      <text:p text:style-name="P3">- Samuel Ireland: Miscellaneous Papers (1795)</text:p>
      <text:p text:style-name="P3">- Edmund Malone</text:p>
      <text:p text:style-name="P3"><text:s text:c="4"/>- <text:s/>An Inquiry into the Authenticity of Certain Miscellaneous Papers (1796)</text:p>
      <text:p text:style-name="P3"><text:s text:c="4"/>- The Life of William Shakespeare (1821)</text:p>
      <text:p text:style-name="P3"><text:s text:c="4"/>- *So shall I live, supposing thou art true / Like a deceived husband* (W. Shakespeare, Sonet č. 93)</text:p>
      <text:p text:style-name="P3"><text:s text:c="4"/>- Robert Devereux, 2. hrabě z Essexu (popraven 1601)</text:p>
      <text:p text:style-name="P3">- Romantismus: August Wilhelm von Schlegel(1808), Heinrich Heine</text:p>
      <text:p text:style-name="P3"/>
      <text:p text:style-name="P1">- Malone usvědčil Samuela a Williama Henryho z padělku, ale by byl rád našel nějaké svědectví o Shakespearově životě.</text:p>
      <text:p text:style-name="P1"/>
      <text:p text:style-name="P1">- Malone začal interpretovat Shakespeara skrz jeho dílo (hry i sonety):</text:p>
      <text:p text:style-name="P1"><text:s text:c="2"/>- William Shakespeare, Sonet 93: _So shall I live, supposing thou art true, / Like a deceived husband_</text:p>
      <text:p text:style-name="P1"><text:s text:c="4"/>- Malone: nevěra Shakespearovy ženy, proto ji odkázal pouze "2. nejlepší postel v domě"</text:p>
      <text:p text:style-name="P1"><text:s text:c="2"/>- Malone: Horáciova slova nad umírajícím Hamletem odpovídají nápisu na hrobce lorda Essexe.</text:p>
      <text:p text:style-name="P1"><text:s text:c="8"/>Essex byl neúspěšným velitelem vojska, které mělo za úkol potlačit povstání v Irsku,</text:p>
      <text:p text:style-name="P1"><text:s text:c="8"/>po sérii špatných vojenských rozhodnutí od svého vojska utekl a potají se vrátil</text:p>
      <text:p text:style-name="P1"><text:s text:c="8"/>do Londýna, aby královnu odprosil. Jenže ji viděl v nedbalkách. Což byla obrosvké faux-paux.</text:p>
      <text:p text:style-name="P1"/>
      <text:p text:style-name="P1"><text:s text:c="8"/>Malone’s obsession with the Earl of Essex carried over into his interpretation of Hamlet.</text:p>
      <text:p text:style-name="P1"><text:s text:c="8"/>He had read the penitent earl’s last words from the scaffold, before Essex was beheaded in 1601 for treason:</text:p>
      <text:p text:style-name="P1"><text:s text:c="8"/>‘send thy blessed angels, which may receive my soul, and convey it to the joys of heaven’.</text:p>
      <text:p text:style-name="P1"><text:s text:c="8"/>The dying man’s conventional prayer sounded to Malone sufficiently like Horatio’s words spoken over the dying Hamlet:</text:p>
      <text:p text:style-name="P1"><text:s text:c="8"/>‘flights of angels sing thee to thy rest’.</text:p>
      <text:p text:style-name="P1"><text:s text:c="8"/>Malone suspected that Hamlet had been staged before Essex was executed,</text:p>
      <text:p text:style-name="P1"><text:s text:c="8"/>but even that didn’t stop him. So eager was he to suggest that ‘Lord Essex’s last words were in our author’s thoughts’</text:p>
      <text:p text:style-name="P1"><text:soft-page-break/><text:s text:c="8"/>that Malone supposes that the ‘the words here given to Horatio may have been one of the many additions to the play’.</text:p>
      <text:p text:style-name="P1"><text:s text:c="8"/>Are we then to conclude that Hamlet is Shakespeare’s secret lament for the defeated earl,</text:p>
      <text:p text:style-name="P1"><text:s text:c="8"/>who, like his play’s protagonist, would be king?</text:p>
      <text:p text:style-name="P1"><text:s text:c="4"/>- Malone našel v Stratfortském archivu zprávu o tom, že Shakespearův syn Hamnet umřel v roce 1596. Vyvodil z toho, že se ztráta odráží v Králi Janovi a pozdějším Hamletovi.</text:p>
      <text:p text:style-name="P1"/>
      <text:p text:style-name="P1">The problems with Malone’s topical assumptions pale in comparison with those precipitated by his biographical ones. Until Malone had established a working chronology of Shakespeare’s plays, no critic or biographer had ever thought to interpret Shakespeare’s works through events in his life.</text:p>
      <text:p text:style-name="P1"/>
      <text:p text:style-name="P1">- Tohoto přístupu se chopili kritikové z německy mluvících zemí:</text:p>
      <text:p text:style-name="P1"><text:s text:c="2"/>- August Wilhelm von Schlegel</text:p>
      <text:p text:style-name="P1"><text:s text:c="4"/>- literární historik, spoluzakladatele romantismu v německé literatuře</text:p>
      <text:p text:style-name="P1"><text:s text:c="4"/>- 1808: Sonety obsahují přiznání o jeho mladických chyb. ("never having ‘thought of availing themselves of [Shakespeare’s] Sonnets for tracing the circumstances and sentiments of the poet’ and for failing to recognise that they contained the ‘confessions of his youthful errors’.</text:p>
      <text:p text:style-name="P1"><text:s text:c="2"/>- Heinrich Heine: Sonety jsou autentickým záznamem Shakespearova života</text:p>
      <text:p text:style-name="P1"><text:s text:c="2"/>- Sonety jako konfese autora</text:p>
      <text:p text:style-name="P1"/>
      <text:p text:style-name="P1">- A už to jelo i v Anglii:</text:p>
      <text:p text:style-name="P1"><text:s text:c="2"/>- z Shakespeara se stal národní básník, bard a také:</text:p>
      <text:p text:style-name="P1"><text:s text:c="2"/>- milovník v Romeovi a Julii, Sonetech</text:p>
      <text:p text:style-name="P1"><text:s text:c="2"/>- Timon Athénský, král Lear</text:p>
      <text:p text:style-name="P1"><text:s text:c="2"/>- Hamlet</text:p>
      <text:p text:style-name="P1"><text:s text:c="2"/>- Prospero z Bouře, jehož rozhodnutí zříci se kouzel a utopit všechny knihy bylo interpretováno jako předzvěst odchodu Shakespeara do ústraní (do Stratforrdu nad Avonou)</text:p>
      <text:p text:style-name="P1"/>
      <text:p text:style-name="P1">German critics were among the first to seize on the potential of Malone’s approach. August Wilhelm von Schlegel took the English to task in his Viennese lectures of 1808 for never having ‘thought of availing themselves of [Shakespeare’s] Sonnets for tracing the circumstances and sentiments of the poet’ and for failing to recognise that they contained the ‘confessions of his youthful errors’. His equally famous brother Friedrich von Schlegel seconded and extended this view: ‘It is strange but delightful to scrutinise, in his short effusions, the character of Shakespeare.’ Heinrich Heine would confirm that the Sonnets are ‘authentic records of the circumstances of Shakespeare’s life’.</text:p>
      <text:p text:style-name="P1"/>
      <text:p text:style-name="P1">William Wordsworth soon spread the word that in the Sonnets, ‘Shakespeare expresses his own feelings in his own person.’ He made this point more memorably in his poem ‘Scorn not the Sonnet’ where he writes, ‘with this key, Shakespeare unlocked his heart’. Wordsworth saw no contradiction between his belief that these Elizabethan poems were thoroughly autobiographical and his admission that he had held off publishing his own auto biographical poem, The Prelude, because it was ‘a thing unprecedented in literary history that a man should talk so much about himself’. He had found a Romantic precursor in this newly minted Shakespeare.</text:p>
      <text:p text:style-name="P1"/>
      <text:p text:style-name="P2">Blízké čtení</text:p>
      <text:p text:style-name="P3">- T. S. Eliot: [Hamlet and His Problems](https://www.bartleby.com/200/sw9.html) (1921)</text:p>
      <text:p text:style-name="P3"><text:s text:c="2"/>- dílo nelze interpretovat, ale pouze kritizovat; interpretace ~ prezentace relevantních historických souvislostí</text:p>
      <text:p text:style-name="P3"><text:s text:c="2"/>- objektivní korelativ</text:p>
      <text:p text:style-name="P3"><text:s text:c="2"/>- *The play* [Shakespear's Hamlet] *is most certainly an artistic failure*</text:p>
      <text:p text:style-name="P3"><text:soft-page-break/>- Nová kritika (New Criticism); close reading</text:p>
      <text:p text:style-name="P1"/>
      <text:p text:style-name="P1">New Criticism developed as a reaction to the older philological and literary history schools of the US North, which focused on the history and meaning of individual words and their relation to foreign and ancient languages, comparative sources, and the biographical circumstances of the authors, taking this approach under the influence of nineteenth-century German scholarship. </text:p>
      <text:p text:style-name="P1"/>
      <text:p text:style-name="P1">New Critics believed the structure and meaning of the text were intimately connected and should not be analyzed separately. In order to bring the focus of literary studies back to analysis of the texts, they aimed to exclude the reader's response, the author's intention, historical and cultural contexts, and moralistic bias from their analysis. These goals were articulated in Ransom's "Criticism, Inc." and Allen Tate's "Miss Emily and the Bibliographer". </text:p>
      <text:p text:style-name="P1"/>
      <text:p text:style-name="P1">- nová kritika: intence (záměr autora) není dostupná ani žádoucí coby zákla dpro posuzování kvality literárního díla</text:p>
      <text:p text:style-name="P1"><text:s text:c="2"/>kritik ani recipeint nevidí autorovi do hlavy</text:p>
      <text:p text:style-name="P1"><text:s text:c="2"/>nezáleží na tom, jak je dílo spontánní nebo upřímné</text:p>
      <text:p text:style-name="P1"><text:s text:c="2"/>důležitá jsou jiná kritéria, jako koherence, funkčnost, rafinovanost</text:p>
      <text:p text:style-name="P1"/>
      <text:p text:style-name="P2">Význam textu</text:p>
      <text:p text:style-name="P3">* strukturalismus: Ferdinand de Saussure (Kurz obecné lingvistiky)</text:p>
      <text:p text:style-name="P3"><text:s text:c="2"/>- jazyk jako systém arbitrárních znaků</text:p>
      <text:p text:style-name="P3"><text:s text:c="2"/>- význam se rodí z rozdílů (deferencí)</text:p>
      <text:p text:style-name="P3">* poststrukturalismus</text:p>
      <text:p text:style-name="P3"/>
      <text:p text:style-name="P1">- Máme různé odpovědi na to, odkud se bere smysl (meaning) textu:</text:p>
      <text:p text:style-name="P1"><text:s text:c="2"/>- autorský záměr</text:p>
      <text:p text:style-name="P1"><text:s text:c="2"/>- text sám o sobě (struktura textu)</text:p>
      <text:p text:style-name="P1"><text:s text:c="2"/>- čtenář</text:p>
      <text:p text:style-name="P1"/>
      <text:p text:style-name="P1">- Text vzbuzuje dojem autoritativnosti</text:p>
      <text:p text:style-name="P1"><text:s text:c="2"/>- Co je psáno, to je dáno.</text:p>
      <text:p text:style-name="P1"><text:s text:c="2"/>- Starý zákon a desatero přikázání</text:p>
      <text:p text:style-name="P1"><text:s text:c="2"/>- When Moses reveals the inscribed tablets, he reveals the word of God; thereby, the written language has, from its mythical origins, been associated with the divine.</text:p>
      <text:p text:style-name="P1"/>
      <text:p text:style-name="P1"><text:s text:c="2"/>- Speech -&gt; text: In fact, within text, the struggle to produce meaning is further complicated as the meaning, as well as the producer of the meaning, becomes even more unclear.</text:p>
      <text:p text:style-name="P1"/>
      <text:p text:style-name="P1">- strukturalismus</text:p>
      <text:p text:style-name="P1"><text:s text:c="2"/>- myšlenka pevného významu ukotveného v textu</text:p>
      <text:p text:style-name="P1"><text:s text:c="2"/>- Ferdinand de Saussure: význam je stabilní</text:p>
      <text:p text:style-name="P1"><text:s text:c="4"/>- jazykový znak (jednotka zahrnující označující a označované) je arbitrární - není žádná nutná vazba mezi akustickou podobou slova "židle" a pojmem židle</text:p>
      <text:p text:style-name="P1"><text:s text:c="4"/>- systém vztahů mezi jazykovými znaky vytváří univerzální, pevný systém významů</text:p>
      <text:p text:style-name="P1"><text:s text:c="4"/>- *The traditional understanding that accompanies the idea of text as authority is that of the work as closed, finished, a final product to be deciphered. <text:s/>Such a notion relies on structuralist thought, which posits language as a structure in which the relationship of words with one another produces a stable, unified meaning. <text:s/>This picture of language as a complex and solid structure grows out of the work of Ferdinand de Saussure in Course in General Linguistics . <text:s/>For Saussure, language is not merely "a list <text:soft-page-break/>of words, each corresponding to the thing that it names," but a system of arbitrary linguistic signs that, when viewed in relationship to one another, create a universal, fixed system of meaning. [2] <text:s text:c="2"/>As the relations between words, rather than the words themselves, are determiners of meaning, binary opposition is a fundamental to structuralist thought. [3] Thus, meaning emerges from opposition, (i.e. we know light from dark, and dark from light) and oppositional relationships function as stable supports to language structure.*</text:p>
      <text:p text:style-name="P1"/>
      <text:p text:style-name="P1">- De Saussurův znak je vždy podmíněn vztahy</text:p>
      <text:p text:style-name="P1">ke znakům ostatním a potažmo k celku jazyka, v rámci něhož</text:p>
      <text:p text:style-name="P1">je existence znaku vůbec možná. Konkrétní „řeč“ či „promluva“</text:p>
      <text:p text:style-name="P1">nemohou existovat bez celkové struktury „jazyka“, kterou aktua­</text:p>
      <text:p text:style-name="P1">lizují – významy slov jsou dány pouze diferenčně, ve vztahu</text:p>
      <text:p text:style-name="P1">ke slovům jiným, mají směnnou, nikoliv absolutní hodnotu. De</text:p>
      <text:p text:style-name="P1">Saussure se soustředí zejména na lingvistické a verbální hledisko,</text:p>
      <text:p text:style-name="P1">znak pro něj snoubí „označované“ (představu, pojem, mentální</text:p>
      <text:p text:style-name="P1">obraz) i „označující“ (slovo, akustický obraz obrazu mentálního)</text:p>
      <text:p text:style-name="P1">do bezprecedentní jednoty – jednou ze zcela zásadních tezí je</text:p>
      <text:p text:style-name="P1">nepůvodnost jednoho ve druhém. Znaky jsou udržovány pomocí</text:p>
      <text:p text:style-name="P1">úzu a jsou arbitrární, nemotivované, protože například mezi</text:p>
      <text:p text:style-name="P1">slovem pes a skutečným psem není žádná podobnost, žádná přímá</text:p>
      <text:p text:style-name="P1">souvislost – slovo „pes“, respektive „dog“ nebo „der Hund“, označuje</text:p>
      <text:p text:style-name="P1">psa na základě společensky přijímané konvence. Současně to</text:p>
      <text:p text:style-name="P1">však neznamená, že by naše představa „psa“ samotné slovo „pes“</text:p>
      <text:p text:style-name="P1">předcházela, tak jako by tomu bylo například v platónském světě</text:p>
      <text:p text:style-name="P1">idejí – označovaný a označované existují současně a jen díky</text:p>
      <text:p text:style-name="P1">sobě; pokud bychom nedisponovali slovem „pes“, sestával by náš</text:p>
      <text:p text:style-name="P1">svět pouze z nediferencované množiny vlků. Obecný význam této</text:p>
      <text:p text:style-name="P1">– zde velmi zjednodušené – duální povahy jazykového znaku nás</text:p>
      <text:p text:style-name="P1">vede zejména k nahlédnutí vlivu, jaký má jazyk nejen na možnost</text:p>
      <text:p text:style-name="P1">popisu, ale samotného vnímání světa.</text:p>
      <text:p text:style-name="P1"/>
      <text:p text:style-name="P1">- Pohled na dílo jako soustavu</text:p>
      <text:p text:style-name="P1">znaků tak umožňuje vyhnout se tradičním hodnotícím a/nebo</text:p>
      <text:p text:style-name="P1">estetickým kritériím.</text:p>
      <text:p text:style-name="P1"/>
      <text:p text:style-name="P1">- Představa kulturních fenoménů strukturovaných po vzoru</text:p>
      <text:p text:style-name="P1">jazyka, tedy srozumitelných jen díky vzájemné rozdílnosti</text:p>
      <text:p text:style-name="P1">a vzájemným vztahům, ovlivnila vedle antropologie i literární</text:p>
      <text:p text:style-name="P1">teorii (zkoumající takto narativní struktury i žánrové klíče) či stu-</text:p>
      <text:p text:style-name="P1">dium komunikace, včetně té vizuální. Svou analýzou časopisecké</text:p>
      <text:p text:style-name="P1">či reklamní vizuality tak kupříkladu Roland Barthes odhaloval</text:p>
      <text:p text:style-name="P1">povahu mýtů současné společnosti a především jejich samotnou</text:p>
      <text:p text:style-name="P1">přítomnost ve zdánlivě odmytizovaném světě.</text:p>
      <text:p text:style-name="P1"/>
      <text:p text:style-name="P1">- poststrukturalismus: smysl dle Jacquese Lacana</text:p>
      <text:p text:style-name="P1"><text:s text:c="2"/>* Jacques Lacan: Jacques Lacan, in "The Function of Language in Psychoanalysis," disrupts the structuralist production of meaning by revealing the fractures in the signifying system. <text:s/>For Lacan, signifiers float above the signified, creating a structure under which the signified may shift and slide. <text:s/>The link connecting signified to signifier is dissolved, and entrance into language becomes the advent <text:soft-page-break/>of desire. <text:s/>As he writes: "Man speaks therefore, but it is because the symbol has made him man." [6] <text:s text:c="2"/>Thus, rather than controlling a stable system of language, language controls us, and we encounter a Symbolic that forms our subjectivity. <text:s/>Lacan, in revealing these rips between signs and meaning, destabilizes the system of language. <text:s/>Moreover, he reveals that language controls the author, who himself is created by that language. <text:s/>Searching for the authorial intention behind text thus seems inapplicable, for the structure of language slides out of the hands of the author, as well as our own.</text:p>
      <text:p text:style-name="P1"/>
      <text:p text:style-name="P1">- poststrukturalismu: smysl dle <text:s/>Rolanda Barthese</text:p>
      <text:p text:style-name="P1"><text:s text:c="2"/>- z nejasností a ruptur mezi vztahem označujícícho a označovaného čtenář tvoří význam textu</text:p>
      <text:p text:style-name="P1"><text:s text:c="2"/>- text není pouhým zápisem ale performativem</text:p>
      <text:p text:style-name="P1"><text:s text:c="4"/>- Barthes odkazuje spíš k modernistické literatuře</text:p>
      <text:p text:style-name="P1"><text:s text:c="2"/>* Roland Barthes: Instead, Barthes declares that the author is, in actuality, a mere scriptor who produces a text that speaks for itself, and whose speech is then interpreted on various levels by the reader.</text:p>
      <text:p text:style-name="P1"><text:s text:c="4"/>In understanding the text as speech, Barthes escapes the notion of the text as final and closed, and he inverts one of the ancient arguments against the written language in order to proclaim the openness and life of text.</text:p>
      <text:p text:style-name="P1">Plato claims that "once written down," speeches "are tumbled about anywhere among those who may or may not understand them, and know not to whom they should reply, to whom not: and, if they are maltreated or abused, they have no parent to protect them; and they cannot protect or defend themselves." [12] <text:s text:c="2"/>For Plato, the author is absent in the written word, and the author's absence ensures the absence of any kind of proactive and engaged reading; spoken discourse is the true medium.</text:p>
      <text:p text:style-name="P1"><text:s text:c="2"/>* <text:s/>It is this textuality to which Barthes refers in calling the text a speech. For Barthes, the text does not coldly present meaning to the reader, as Plato would have it, but, rather, engages the reader who then creates meaning from the text.</text:p>
      <text:p text:style-name="P1"><text:s text:c="2"/>* Though, like Lacan, Barthes recognizes language as, in a sense, acting on its own, unlike Lacan, Barthes's reader does not become what language creates but uses the displacement of the signified to create a plurality of meaning; we are not controlled by language but rather use the fractures in the system to create new meanings, new pathways for language.</text:p>
      <text:p text:style-name="P1"/>
      <text:p text:style-name="P1">- Od sedmdesátých let však mnozí ze strukturalistů plynule přechází pod hlavičku poststruk-</text:p>
      <text:p text:style-name="P1">turalismu. V něm již rozvolňují některé aspekty klasického struk-</text:p>
      <text:p text:style-name="P1">turalismu, jako je např. důraz na synchronní pohled na jevy (kri-</text:p>
      <text:p text:style-name="P1">tizovaný pro svou ahistoričnost), univerzální platnost binárních</text:p>
      <text:p text:style-name="P1">opozic nebo primát verbálního jazyka nad psaným projevem.</text:p>
      <text:p text:style-name="P1"/>
      <text:p text:style-name="P2">Vladimir Jakovlevič Propp: Morfologie pohádky (1928)</text:p>
      <text:p text:style-name="P1">Roku 1928 vyšlo jeho průkopnické dílo „<text:span text:style-name="T3">Morfologie pohádky</text:span>“ a od roku 1932 přednášel <text:a xlink:type="simple" xlink:href="https://cs.wikipedia.org/wiki/Ruština" text:style-name="Internet_20_link" text:visited-style-name="Visited_20_Internet_20_Link">ruštinu</text:a> a ruskou <text:a xlink:type="simple" xlink:href="https://cs.wikipedia.org/wiki/Literatura" text:style-name="Internet_20_link" text:visited-style-name="Visited_20_Internet_20_Link">literaturu</text:a> a později i literaturu německou na <text:a xlink:type="simple" xlink:href="https://cs.wikipedia.org/wiki/Leningradská_univerzita" text:style-name="Internet_20_link" text:visited-style-name="Visited_20_Internet_20_Link">leningradské univerzitě</text:a>. Později se zabýval hlavně <text:a xlink:type="simple" xlink:href="https://cs.wikipedia.org/wiki/Folklór" text:style-name="Internet_20_link" text:visited-style-name="Visited_20_Internet_20_Link">folklórem</text:a> a formálním rozborem lidových <text:a xlink:type="simple" xlink:href="https://cs.wikipedia.org/wiki/Pohádka" text:style-name="Internet_20_link" text:visited-style-name="Visited_20_Internet_20_Link">pohádek</text:a>. </text:p>
      <text:p text:style-name="P1"/>
      <text:p text:style-name="P1">Podle Proppa pohádka ve své „úplné“ formě obsahuje celkem 31. bodů. Nemusí být přítomny všechny, ale vždy v stejném pořadí. Tyto body jsou následující: </text:p>
      <text:p text:style-name="P1"/>
      <text:p text:style-name="P1">According to Propp, based on his analysis of 100 folktales from the corpus of <text:a xlink:type="simple" xlink:href="https://en.wikipedia.org/wiki/Alexander_Afanasyev" text:style-name="Internet_20_link" text:visited-style-name="Visited_20_Internet_20_Link">Alexander Fyodorovich Afanasyev</text:a>, there were 31 basic structural elements (or 'functions') that typically occurred within <text:a xlink:type="simple" xlink:href="https://en.wikipedia.org/wiki/Russian_fairy_tale" text:style-name="Internet_20_link" text:visited-style-name="Visited_20_Internet_20_Link">Russian fairy tales</text:a>. He identified these 31 functions as typical of all fairy tales, or wonder tales [skazka] in <text:a xlink:type="simple" xlink:href="https://en.wikipedia.org/wiki/Folklore_of_Russia" text:style-name="Internet_20_link" text:visited-style-name="Visited_20_Internet_20_Link">Russian folklore</text:a>.</text:p>
      <text:p text:style-name="P1"/>
      <text:p text:style-name="P1"><text:soft-page-break/>The <text:span text:style-name="T1">Aarne–Thompson–Uther Index</text:span> (<text:span text:style-name="T1">ATU Index</text:span>) is a <text:a xlink:type="simple" xlink:href="https://en.wikipedia.org/wiki/Cataloguing" text:style-name="Internet_20_link" text:visited-style-name="Visited_20_Internet_20_Link">catalogue</text:a> of <text:a xlink:type="simple" xlink:href="https://en.wikipedia.org/wiki/Folklore" text:style-name="Internet_20_link" text:visited-style-name="Visited_20_Internet_20_Link">folktale</text:a> types used in <text:a xlink:type="simple" xlink:href="https://en.wikipedia.org/wiki/Folklore_studies" text:style-name="Internet_20_link" text:visited-style-name="Visited_20_Internet_20_Link">folklore studies</text:a>. The ATU Index is the product of a series of revisions and expansions by an international group of scholars: originally composed in German by Finnish folklorist <text:a xlink:type="simple" xlink:href="https://en.wikipedia.org/wiki/Antti_Aarne" text:style-name="Internet_20_link" text:visited-style-name="Visited_20_Internet_20_Link">Antti Aarne</text:a> (1910), the index was translated into English, revised, and expanded by American folklorist <text:a xlink:type="simple" xlink:href="https://en.wikipedia.org/wiki/Stith_Thompson" text:style-name="Internet_20_link" text:visited-style-name="Visited_20_Internet_20_Link">Stith Thompson</text:a> (1928, 1961), and later further revised and expanded by German folklorist <text:a xlink:type="simple" xlink:href="https://en.wikipedia.org/wiki/Hans-Jörg_Uther" text:style-name="Internet_20_link" text:visited-style-name="Visited_20_Internet_20_Link">Hans-Jörg Uther</text:a> (2004). The ATU Index, along with Thompson's <text:a xlink:type="simple" xlink:href="https://en.wikipedia.org/wiki/Motif-Index_of_Folk-Literature" text:style-name="Internet_20_link" text:visited-style-name="Visited_20_Internet_20_Link"><text:span text:style-name="T3">Motif-Index of Folk-Literature</text:span></text:a> (1932) - with which it is used in tandem, is an essential tool for folklorists.</text:p>
      <text:p text:style-name="P1"/>
      <text:p text:style-name="P2">- klíčem k životu autora je dílo</text:p>
      <text:p text:style-name="P2">- klíčem k dílu je život autora</text:p>
      <text:p text:style-name="P2">- klíčem k dílu je dílo samotné</text:p>
      <text:p text:style-name="P2">- klíčem k dílu je dílo ve vztahu k ostatním dílům</text:p>
      <text:p text:style-name="P2">- klíčem k dílu je čtenář</text:p>
      <text:p text:style-name="P2">- ...</text:p>
      <text:p text:style-name="P2"/>
      <text:p text:style-name="P2">Technologické okénko</text:p>
      <text:p text:style-name="P3">- Hledání relevantních zdrojů</text:p>
      <text:p text:style-name="P3"><text:s text:c="2"/>- [scholar.google.com](https://scholar.google.com)</text:p>
      <text:p text:style-name="P3"><text:s text:c="2"/>- [elicit.org](https://elicit.org/)</text:p>
      <text:p text:style-name="P3">- abstraktivní vs. extraktivní sumarizace</text:p>
      <text:p text:style-name="P3"/>
      <text:p text:style-name="P1">Proč technologické okénko:</text:p>
      <text:p text:style-name="P1">- Děje se toho tolik, že by bylo škoda zapomenout na aktuální dění</text:p>
      <text:p text:style-name="P1">- Nebude to jenom opensource, protože hodně novinek přichází z komerční sféry</text:p>
      <text:p text:style-name="P1"><text:s text:c="2"/>- dřív to bývaly univerzity</text:p>
      <text:p text:style-name="P1"><text:s text:c="2"/>- opensource</text:p>
      <text:p text:style-name="P1"/>
      <text:p text:style-name="P1">Elicit: non-profit, "early stage product"</text:p>
      <text:p text:style-name="P1"><text:s text:c="2"/>- co znamená v případě elicit non-profit?</text:p>
      <text:p text:style-name="P1"/>
      <text:p text:style-name="P1">Přihlaš se a zadej</text:p>
      <text:p text:style-name="P1">Input1: Who wrote Double Falsehood</text:p>
      <text:p text:style-name="P1">- 8 nejrelevantnějších článků z 1000 předvybraných - základ technologie</text:p>
      <text:p text:style-name="P1">- náš článek je mezi prvními výsledky</text:p>
      <text:p text:style-name="P1"/>
      <text:p text:style-name="P1">co se stane, když na odkaz klikneme</text:p>
      <text:p text:style-name="P1"><text:s text:c="2"/>- vyvodíme z toho, že článek je jako zdroj opravdu relevantní (konfirmační bias)</text:p>
      <text:p text:style-name="P1"><text:s text:c="2"/>- první výsledek nemusí být ten nejvíc relevantní: oxfordská teorie o Shakespearovi na googlu</text:p>
      <text:p text:style-name="P1"/>
      <text:p text:style-name="P1">Průzkum výsledků</text:p>
      <text:p text:style-name="P1"><text:s text:c="2"/>- Je velmi pravděpodobné, že technologie využívá jen abstrakty, protože jsou veřejné.</text:p>
      <text:p text:style-name="P1"><text:s text:c="5"/>(+ citace, ze kterých lze vyčíst i potenciální kritiku, která ale zrovna u našeho článku chybí)</text:p>
      <text:p text:style-name="P1"><text:s text:c="2"/>- Abstract summary: Double Falsehood's psychological style and content architecture predominantly resemble those of Shakespeare.</text:p>
      <text:p text:style-name="P1"><text:s text:c="6"/>- Něco tam chybí (nebezpečí extraktivní sumarizace):</text:p>
      <text:p text:style-name="P1"><text:s text:c="6"/>- Kdybychom se spolehli jen na summary, nebudeme vědět, že se článek zabývá i Fletcherem: showing some similarity with Fletcher’s signature and only traces of Theobald’s.</text:p>
      <text:p text:style-name="P1"/>
      <text:p text:style-name="P1">Otázky v kontextu článku:</text:p>
      <text:p text:style-name="P1"><text:soft-page-break/>- Who was Fletcher?</text:p>
      <text:p text:style-name="P1">- Which stylometric method has been used?</text:p>
      <text:p text:style-name="P1"/>
      <text:p text:style-name="P1">Jiná otázka</text:p>
      <text:p text:style-name="P1">- Why is the sky blue?</text:p>
      <text:p text:style-name="P1"/>
      <text:p text:style-name="P1">Otázky na hledání relevantních zdrojů:</text:p>
      <text:p text:style-name="P1">- zeptej se, jestli znají nějaké databáze nebo nástroje</text:p>
      <text:p text:style-name="P1"/>
      <text:p text:style-name="P1">Zvaž možnost, že by si někdo udělal prezentaci o nějaké technologii.</text:p>
      <text:p text:style-name="P1">Musel by ale říct, na co ji použije a jak ji bude zkoumat.</text:p>
      <text:p text:style-name="P1"/>
      <text:p text:style-name="P1">Na příště si nech:</text:p>
      <text:p text:style-name="P1">www.perplexity.ai</text:p>
      <text:p text:style-name="P1"/>
      <text:p text:style-name="P2">Literatura k dnešnímu tématu</text:p>
      <text:p text:style-name="P1">* James Shapiro: "Contested Will: Who Wrote Shakespeare?" (2010).</text:p>
      <text:p text:style-name="P1">* T.S.Eliot: "Hamlet a jeho problémy" (1919) in "T. S. Eliot - Křesťan, kritik, básník" (Argo, 2019)</text:p>
      <text:p text:style-name="P1">* John Crowe Ransom: "Criticism, Inc." (1937).</text:p>
      <text:p text:style-name="P1">* Ferdinand de Saussure: "Předmět lingvistiky a Povaha jazykového znaku" in Společenské vědy a audiovize (2014).</text:p>
      <text:p text:style-name="P1"/>
      <text:p text:style-name="P2">Přečíst na příště</text:p>
      <text:p text:style-name="P3">- Janice A. Radway: Jak ženy čtou milostné romány.</text:p>
      <text:p text:style-name="P3">- Franco Moretti: The Slaughterhouse of Literature.</text:p>
      <text:p text:style-name="P3"/>
      <text:p text:style-name="P1">- Vztah díla a čtenáře. Vzdálené čt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rjana Dodova</meta:initial-creator>
    <meta:creation-date>2023-02-26T21:53:00.339328856</meta:creation-date>
    <dc:date>2023-02-26T22:04:00.426813609</dc:date>
    <dc:creator>Borjana Dodova</dc:creator>
    <meta:editing-duration>PT9S</meta:editing-duration>
    <meta:editing-cycles>1</meta:editing-cycles>
    <meta:document-statistic meta:table-count="0" meta:image-count="0" meta:object-count="0" meta:page-count="10" meta:paragraph-count="303" meta:word-count="3753" meta:character-count="24311" meta:non-whitespace-character-count="20436"/>
    <meta:generator>LibreOffice/5.1.6.2$Linux_X86_64 LibreOffice_project/10m0$Build-2</meta:generator>
  </office:meta>
</office:document-meta>
</file>